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 fo:padding="0in" fo:border="none"/>
    </style:style>
    <style:style style:name="P2" style:family="paragraph" style:parent-style-name="Preformatted_20_Text">
      <style:paragraph-properties fo:padding="0in" fo:border="none"/>
    </style:style>
    <style:style style:name="P3" style:family="paragraph" style:parent-style-name="Text_20_body">
      <style:paragraph-properties fo:padding="0in" fo:border="none"/>
    </style:style>
    <style:style style:name="P4" style:family="paragraph" style:parent-style-name="Standard">
      <loext:graphic-properties draw:fill="solid" draw:fill-color="#b4c7dc" draw:opacity="100%"/>
      <style:paragraph-properties fo:background-color="#b4c7dc"/>
    </style:style>
    <style:style style:name="P5" style:family="paragraph" style:parent-style-name="Heading_20_1">
      <style:paragraph-properties fo:break-before="page"/>
      <style:text-properties officeooo:paragraph-rsid="001d40d1"/>
    </style:style>
    <style:style style:name="P6" style:family="paragraph" style:parent-style-name="Heading_20_1">
      <style:paragraph-properties fo:break-before="page"/>
      <style:text-properties officeooo:paragraph-rsid="001d8241"/>
    </style:style>
    <style:style style:name="P7" style:family="paragraph" style:parent-style-name="Heading_20_1">
      <style:paragraph-properties fo:break-before="page"/>
      <style:text-properties officeooo:paragraph-rsid="001f3470"/>
    </style:style>
    <style:style style:name="P8" style:family="paragraph" style:parent-style-name="Standard">
      <loext:graphic-properties draw:fill="solid" draw:fill-color="#dddddd" draw:opacity="100%"/>
      <style:paragraph-properties fo:background-color="#dddddd"/>
    </style:style>
    <style:style style:name="P9" style:family="paragraph" style:parent-style-name="Standard">
      <loext:graphic-properties draw:fill="solid" draw:fill-color="#b4c7dc" draw:opacity="100%"/>
      <style:paragraph-properties fo:background-color="#b4c7dc"/>
    </style:style>
    <style:style style:name="P10" style:family="paragraph" style:parent-style-name="Standard">
      <style:paragraph-properties fo:margin-top="0in" fo:margin-bottom="0.0799in" style:contextual-spacing="false"/>
    </style:style>
    <style:style style:name="P11" style:family="paragraph" style:parent-style-name="Standard">
      <loext:graphic-properties draw:fill="solid" draw:fill-color="#b4c7dc" draw:opacity="100%"/>
      <style:paragraph-properties fo:margin-top="0in" fo:margin-bottom="0.0799in" style:contextual-spacing="false" fo:background-color="#b4c7dc"/>
    </style:style>
    <style:style style:name="P12" style:family="paragraph" style:parent-style-name="Standard">
      <loext:graphic-properties draw:fill="none" draw:fill-color="#ffffff" draw:opacity="100%"/>
      <style:paragraph-properties fo:margin-top="0.1201in" fo:margin-bottom="0.0799in" style:contextual-spacing="false" fo:background-color="transparent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loext:graphic-properties draw:fill="solid" draw:fill-color="#dddddd" draw:opacity="100%"/>
      <style:paragraph-properties fo:background-color="#dddddd"/>
      <style:text-properties fo:font-weight="bold" style:font-weight-asian="bold" style:font-weight-complex="bold"/>
    </style:style>
    <style:style style:name="P15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16" style:family="paragraph" style:parent-style-name="Text_20_body" style:list-style-name="L1">
      <style:paragraph-properties fo:padding="0in" fo:border="none"/>
    </style:style>
    <style:style style:name="P17" style:family="paragraph" style:parent-style-name="Text_20_body" style:list-style-name="L2">
      <style:paragraph-properties fo:margin-top="0in" fo:margin-bottom="0in" style:contextual-spacing="false" fo:padding="0in" fo:border="none"/>
    </style:style>
    <style:style style:name="P18" style:family="paragraph" style:parent-style-name="Text_20_body" style:list-style-name="L2">
      <style:paragraph-properties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000000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664. Strange Printer</text:h>
      <text:p text:style-name="P3">There is a strange printer with the following two special properties:</text:p>
      <text:list xml:id="list3943053405" text:style-name="L1">
        <text:list-item>
          <text:p text:style-name="P15">The printer can only print a sequence of <text:span text:style-name="Strong_20_Emphasis"><text:span text:style-name="T1">the same character</text:span></text:span> each time.</text:p>
        </text:list-item>
        <text:list-item>
          <text:p text:style-name="P16">At each turn, the printer can print new characters starting from and ending at any place and will cover the original existing characters.</text:p>
        </text:list-item>
      </text:list>
      <text:p text:style-name="P3">Given a string <text:span text:style-name="Source_20_Text"><text:span text:style-name="T2">s</text:span></text:span>, return <text:span text:style-name="Emphasis"><text:span text:style-name="T1">the minimum number of turns the printer needed to print it</text:span></text:span>.</text:p>
      <text:p text:style-name="P3"> </text:p>
      <text:p text:style-name="P3"><text:span text:style-name="Strong_20_Emphasis"><text:span text:style-name="T1">Example 1:</text:span></text:span></text:p>
      <text:p text:style-name="P2"><text:span text:style-name="Strong_20_Emphasis"><text:span text:style-name="T1">Input:</text:span></text:span> s = "aaabbb"</text:p>
      <text:p text:style-name="P2"><text:span text:style-name="Strong_20_Emphasis"><text:span text:style-name="T1">Output:</text:span></text:span> 2</text:p>
      <text:p text:style-name="P1"><text:span text:style-name="Strong_20_Emphasis"><text:span text:style-name="T1">Explanation:</text:span></text:span> Print "aaa" first and then print "bbb".</text:p>
      <text:p text:style-name="P3"><text:span text:style-name="Strong_20_Emphasis"><text:span text:style-name="T1">Example 2:</text:span></text:span></text:p>
      <text:p text:style-name="P2"><text:span text:style-name="Strong_20_Emphasis"><text:span text:style-name="T1">Input:</text:span></text:span> s = "aba"</text:p>
      <text:p text:style-name="P2"><text:span text:style-name="Strong_20_Emphasis"><text:span text:style-name="T1">Output:</text:span></text:span> 2</text:p>
      <text:p text:style-name="P1"><text:span text:style-name="Strong_20_Emphasis"><text:span text:style-name="T1">Explanation:</text:span></text:span> Print "aaa" first and then print "b" from the second place of the string, which will cover the existing character 'a'.</text:p>
      <text:p text:style-name="P3"> </text:p>
      <text:p text:style-name="P3"><text:span text:style-name="Strong_20_Emphasis"><text:span text:style-name="T1">Constraints:</text:span></text:span></text:p>
      <text:list xml:id="list4111395280" text:style-name="L2">
        <text:list-item>
          <text:p text:style-name="P17"><text:span text:style-name="Source_20_Text"><text:span text:style-name="T2">1 &lt;= s.length &lt;= 100</text:span></text:span></text:p>
        </text:list-item>
        <text:list-item>
          <text:p text:style-name="P18"><text:span text:style-name="Source_20_Text"><text:span text:style-name="T2">s</text:span></text:span> consists of lowercase English letters.</text:p>
        </text:list-item>
      </text:list>
      <text:p text:style-name="Standard"/>
      <text:h text:style-name="P5" text:outline-level="1">664. Strange Printer</text:h>
      <text:p text:style-name="Standard">/*</text:p>
      <text:p text:style-name="Standard"><text:s text:c="4"/>Memoization</text:p>
      <text:p text:style-name="Standard"><text:s text:c="4"/>Time complexity: O(n^3)</text:p>
      <text:p text:style-name="Standard"><text:s text:c="4"/>Space complexity: O(n^2)</text:p>
      <text:p text:style-name="Standard">*/</text:p>
      <text:p text:style-name="Standard">typedef std::vector&lt;int&gt; vi;</text:p>
      <text:p text:style-name="Standard">typedef std::vector&lt;vi&gt; vvi;</text:p>
      <text:p text:style-name="Standard"/>
      <text:p text:style-name="Standard">class Solution {</text:p>
      <text:p text:style-name="Standard"><text:s text:c="4"/>public:</text:p>
      <text:p text:style-name="Standard"><text:s text:c="8"/>int strangePrinter(string s) {</text:p>
      <text:p text:style-name="Standard"><text:s text:c="12"/>int n=s.size();</text:p>
      <text:p text:style-name="Standard"/>
      <text:p text:style-name="P4"><text:s text:c="12"/>vvi memo(n,vi(n,-1));</text:p>
      <text:p text:style-name="P4"/>
      <text:p text:style-name="P4"><text:s text:c="12"/>auto solve=[&amp;](int i,int j, auto&amp; self)-&gt;int{</text:p>
      <text:p text:style-name="P4"><text:s text:c="12"/>if (i==j) return 1;</text:p>
      <text:p text:style-name="P4"/>
      <text:p text:style-name="P4"><text:s text:c="12"/>if(memo[i][j]!=-1) return memo[i][j];</text:p>
      <text:p text:style-name="P4"><text:s text:c="12"/></text:p>
      <text:p text:style-name="P4"><text:s text:c="12"/>int ans=INT_MAX;</text:p>
      <text:p text:style-name="P4"/>
      <text:p text:style-name="P4"><text:s text:c="12"/>for (int k=i;k&lt;j;++k) { <text:s text:c="11"/></text:p>
      <text:p text:style-name="P4"><text:s text:c="20"/>ans=std::min(ans, self(i,k,self)+self(k+1,j,self)); <text:s text:c="15"/></text:p>
      <text:p text:style-name="P4"><text:s text:c="12"/>}</text:p>
      <text:p text:style-name="P4"/>
      <text:p text:style-name="P4"><text:s text:c="12"/>return memo[i][j]=s[i]==s[j]?ans-1:ans;</text:p>
      <text:p text:style-name="P4"/>
      <text:p text:style-name="P4"><text:s text:c="12"/>};</text:p>
      <text:p text:style-name="Standard"/>
      <text:p text:style-name="Standard"><text:s text:c="12"/></text:p>
      <text:p text:style-name="Standard"><text:s text:c="12"/>return solve(0,n-1,solve);</text:p>
      <text:p text:style-name="Standard"><text:s text:c="8"/>}</text:p>
      <text:p text:style-name="Standard">};</text:p>
      <text:h text:style-name="P6" text:outline-level="1">664. Strange Printer</text:h>
      <text:p text:style-name="Standard">/*</text:p>
      <text:p text:style-name="Standard"><text:s text:c="4"/>Memoization</text:p>
      <text:p text:style-name="Standard"><text:s text:c="4"/>Time complexity: O(n^3)</text:p>
      <text:p text:style-name="Standard"><text:s text:c="4"/>Space complexity: O(n^2)</text:p>
      <text:p text:style-name="Standard">*/</text:p>
      <text:p text:style-name="Standard">typedef std::vector&lt;int&gt; vi;</text:p>
      <text:p text:style-name="Standard">typedef std::vector&lt;vi&gt; vvi;</text:p>
      <text:p text:style-name="Standard"/>
      <text:p text:style-name="Standard">class Solution {</text:p>
      <text:p text:style-name="Standard"><text:s text:c="4"/>public:</text:p>
      <text:p text:style-name="P8"><text:s text:c="6"/><text:span text:style-name="T3"><text:s text:c="2"/>// Remove duplicates: aaabbbaaaacccaaa=&gt;abaca</text:span></text:p>
      <text:p text:style-name="P14"><text:s text:c="8"/>std::string compression(std::string&amp; s){</text:p>
      <text:p text:style-name="P14"><text:s text:c="12"/>std::string res;</text:p>
      <text:p text:style-name="P14"><text:s text:c="12"/>int n=s.size(),i=0;</text:p>
      <text:p text:style-name="P14"><text:s text:c="12"/>while(i&lt;n){</text:p>
      <text:p text:style-name="P14"><text:s text:c="16"/>char c=s[i];</text:p>
      <text:p text:style-name="P14"><text:s text:c="16"/>res.push_back(c);</text:p>
      <text:p text:style-name="P14"><text:s text:c="16"/>while(i&lt;n&amp;&amp;c==s[i]) i++;</text:p>
      <text:p text:style-name="P14"><text:s text:c="12"/>}</text:p>
      <text:p text:style-name="P14"><text:s text:c="12"/>return res;</text:p>
      <text:p text:style-name="P14"><text:s text:c="8"/>}</text:p>
      <text:p text:style-name="P13"/>
      <text:p text:style-name="Standard"><text:s text:c="8"/>int strangePrinter(std::string s) {</text:p>
      <text:p text:style-name="P12"><text:s text:c="11"/><text:span text:style-name="T3"><text:s/>s=compression(s);</text:span></text:p>
      <text:p text:style-name="P10"><text:s text:c="12"/>int n=s.size();</text:p>
      <text:p text:style-name="P10"><text:s text:c="12"/>vvi memo(n,vi(n,-1));</text:p>
      <text:p text:style-name="P11"><text:s text:c="12"/>auto solve=[&amp;](int i,int j, auto&amp; self)-&gt;int{</text:p>
      <text:p text:style-name="P11"><text:s text:c="12"/>if (i==j) return 1;</text:p>
      <text:p text:style-name="P11"><text:s text:c="12"/>if(memo[i][j]!=-1) return memo[i][j]; <text:s text:c="11"/></text:p>
      <text:p text:style-name="P11"><text:s text:c="12"/>int ans=INT_MAX;</text:p>
      <text:p text:style-name="P11"><text:s text:c="12"/>for (int k=i;k&lt;j;++k) {</text:p>
      <text:p text:style-name="P11"><text:s text:c="20"/>ans=std::min(ans, self(i,k,self)+self(k+1,j,self)); <text:s text:c="5"/></text:p>
      <text:p text:style-name="P11"><text:s text:c="12"/>}</text:p>
      <text:p text:style-name="P11"><text:s text:c="12"/>return memo[i][j]=s[i]==s[j]?ans-1:ans;</text:p>
      <text:p text:style-name="P11"><text:s text:c="12"/>}; <text:s text:c="11"/></text:p>
      <text:p text:style-name="P10"><text:s text:c="12"/>return solve(0,n-1,solve);</text:p>
      <text:p text:style-name="Standard"><text:s text:c="8"/>}</text:p>
      <text:p text:style-name="Standard">};</text:p>
      <text:h text:style-name="P7" text:outline-level="1">664. Strange Printer</text:h>
      <text:p text:style-name="Standard">/*</text:p>
      <text:p text:style-name="Standard"><text:s text:c="4"/>Tabulation</text:p>
      <text:p text:style-name="Standard"><text:s text:c="4"/>Time complexity: O(n^3)</text:p>
      <text:p text:style-name="Standard"><text:s text:c="4"/>Space complexity: O(n^2)</text:p>
      <text:p text:style-name="Standard">*/</text:p>
      <text:p text:style-name="Standard">typedef std::vector&lt;int&gt; vi;</text:p>
      <text:p text:style-name="Standard">typedef std::vector&lt;vi&gt; vvi;</text:p>
      <text:p text:style-name="Standard"/>
      <text:p text:style-name="Standard">class Solution {</text:p>
      <text:p text:style-name="Standard"><text:s text:c="4"/>public:</text:p>
      <text:p text:style-name="Standard"><text:s text:c="8"/>// Remove duplicates: aaabbbaaaacccaaa=&gt;abaca</text:p>
      <text:p text:style-name="Standard"><text:s text:c="8"/>std::string compression(std::string&amp; s){</text:p>
      <text:p text:style-name="Standard"><text:s text:c="12"/>std::string res;</text:p>
      <text:p text:style-name="Standard"><text:s text:c="12"/>int n=s.size(),i=0;</text:p>
      <text:p text:style-name="Standard"><text:s text:c="12"/>while(i&lt;n){</text:p>
      <text:p text:style-name="Standard"><text:s text:c="16"/>char c=s[i];</text:p>
      <text:p text:style-name="Standard"><text:s text:c="16"/>res.push_back(c);</text:p>
      <text:p text:style-name="Standard"><text:s text:c="16"/>while(i&lt;n&amp;&amp;c==s[i]) i++;</text:p>
      <text:p text:style-name="Standard"><text:s text:c="12"/>}</text:p>
      <text:p text:style-name="Standard"><text:s text:c="12"/>return res;</text:p>
      <text:p text:style-name="Standard"><text:s text:c="8"/>}</text:p>
      <text:p text:style-name="Standard"/>
      <text:p text:style-name="Standard"><text:s text:c="8"/>int strangePrinter(std::string s) {</text:p>
      <text:p text:style-name="Standard"/>
      <text:p text:style-name="Standard"><text:s text:c="12"/>s=compression(s);</text:p>
      <text:p text:style-name="Standard"><text:s text:c="11"/></text:p>
      <text:p text:style-name="Standard"><text:s text:c="12"/>int n=s.size();</text:p>
      <text:p text:style-name="Standard"/>
      <text:p text:style-name="P4"><text:s text:c="12"/>vvi dp(n,vi(n,INT_MAX/2));</text:p>
      <text:p text:style-name="P4"/>
      <text:p text:style-name="P4"><text:s text:c="12"/>for(int i=0;i&lt;n;++i) dp[i][i]=1;</text:p>
      <text:p text:style-name="P4"/>
      <text:p text:style-name="P4"><text:s text:c="12"/>for(int length=2;length&lt;=n;++length){</text:p>
      <text:p text:style-name="P4"><text:s text:c="16"/>for(int i=0;i&lt;=n-length;++i){</text:p>
      <text:p text:style-name="P4"><text:s text:c="20"/>int j=i+length-1;</text:p>
      <text:p text:style-name="P4"><text:s text:c="20"/>dp[i][j]=length;</text:p>
      <text:p text:style-name="P4"><text:s text:c="20"/>for(int k=0;k&lt;length-1;++k){</text:p>
      <text:p text:style-name="P4"><text:s text:c="24"/>dp[i][j]=std::min(dp[i][j],dp[i][i+k]+dp[i+k+1][j]-(int(s[i]==s[j])));</text:p>
      <text:p text:style-name="P4"><text:s text:c="20"/>}</text:p>
      <text:p text:style-name="P4"><text:s text:c="16"/>}</text:p>
      <text:p text:style-name="P4"><text:s text:c="12"/>}</text:p>
      <text:p text:style-name="Standard"><text:s text:c="11"/>return dp[0][n-1];</text:p>
      <text:p text:style-name="Standard"><text:s text:c="8"/>}</text:p>
      <text:p text:style-name="Standard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1T13:08:19.419089267</meta:creation-date>
    <dc:date>2024-08-22T12:02:04.949822181</dc:date>
    <meta:editing-duration>PT54M30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4" meta:paragraph-count="122" meta:word-count="341" meta:character-count="3604" meta:non-whitespace-character-count="2393"/>
  </office:meta>
</office:document-meta>
</file>